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86mm"/>
    </style:style>
    <style:style style:name="co2" style:family="table-column">
      <style:table-column-properties fo:break-before="auto" style:column-width="19.07mm"/>
    </style:style>
    <style:style style:name="co3" style:family="table-column">
      <style:table-column-properties fo:break-before="auto" style:column-width="42.3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ed68c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MSU ID</text:p>
          </table:table-cell>
          <table:table-cell office:value-type="string" calcext:value-type="string">
            <text:p>Ingame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ndbasis?</text:p>
          </table:table-cell>
          <table:table-cell office:value-type="string" calcext:value-type="string">
            <text:p>Subtune?</text:p>
          </table:table-cell>
          <table:table-cell office:value-type="string" calcext:value-type="string">
            <text:p>Kommenta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r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te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dit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vel 1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vel 1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vel 1-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vel 1-1 Boss Int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in Song verfügba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vel 1-1 Bos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vel 2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vel 2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in Song verfügba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Level 2-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Level 2-3 Boss Intr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in Song verfügba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Level 2-3 Bos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Level 3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E</text:p>
          </table:table-cell>
          <table:table-cell office:value-type="string" calcext:value-type="string">
            <text:p>Level 4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Level 3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vel 3-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in Song verfügbar</text:p>
          </table:table-cell>
          <table:table-cell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used Boss Theme?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ng verfügbar aber wird es überhaupt verwendet?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vel 4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tune 0 spielt den gleichen Song im Soundtest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vel 4-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vel 4-3 Bos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vel 3-1 Easter Eg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ässt sich speziell erreichen</text:p>
          </table:table-cell>
          <table:table-cell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/>
          <table:table-cell office:value-type="string" calcext:value-type="string">
            <text:p>Level 1-X Geschaff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Level 2-X Geschaff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Level 3-X Geschaff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Level 4-X Geschaff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0.00.0000</text:date>, <text:time style:data-style-name="N2" text:time-value="20:04:09.73032181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22:53:14.674664090</meta:creation-date>
    <dc:date>2015-07-30T20:07:37.082815811</dc:date>
    <meta:editing-duration>PT1H3M13S</meta:editing-duration>
    <meta:editing-cycles>10</meta:editing-cycles>
    <meta:generator>LibreOffice/4.4.4.3$Linux_X86_64 LibreOffice_project/40m0$Build-3</meta:generator>
    <meta:document-statistic meta:table-count="1" meta:cell-count="135" meta:object-count="0"/>
  </office:meta>
</office:document-meta>
</file>